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571b" officeooo:paragraph-rsid="0009571b"/>
    </style:style>
    <style:style style:name="P2" style:family="paragraph" style:parent-style-name="Standard">
      <style:text-properties officeooo:rsid="0009600f" officeooo:paragraph-rsid="0009600f"/>
    </style:style>
    <style:style style:name="P3" style:family="paragraph" style:parent-style-name="Standard">
      <style:text-properties officeooo:rsid="0009571b" officeooo:paragraph-rsid="0009571b"/>
    </style:style>
    <style:style style:name="P4" style:family="paragraph" style:parent-style-name="Standard">
      <style:text-properties officeooo:rsid="0009571b" officeooo:paragraph-rsid="000d64a9"/>
    </style:style>
    <style:style style:name="P5" style:family="paragraph" style:parent-style-name="Standard">
      <style:text-properties officeooo:rsid="0009571b" officeooo:paragraph-rsid="001113a7"/>
    </style:style>
    <style:style style:name="P6" style:family="paragraph" style:parent-style-name="Standard">
      <style:text-properties officeooo:rsid="0009571b" officeooo:paragraph-rsid="0013480b"/>
    </style:style>
    <style:style style:name="P7" style:family="paragraph" style:parent-style-name="Standard">
      <style:text-properties officeooo:paragraph-rsid="000d64a9"/>
    </style:style>
    <style:style style:name="P8" style:family="paragraph" style:parent-style-name="Standard">
      <style:text-properties officeooo:rsid="0009600f" officeooo:paragraph-rsid="0009600f"/>
    </style:style>
    <style:style style:name="P9" style:family="paragraph" style:parent-style-name="Standard">
      <style:text-properties officeooo:rsid="00119b7c" officeooo:paragraph-rsid="00119b7c"/>
    </style:style>
    <style:style style:name="P10" style:family="paragraph" style:parent-style-name="Standard">
      <style:text-properties fo:font-size="16pt" officeooo:rsid="001113a7" officeooo:paragraph-rsid="001113a7" style:font-size-asian="16pt" style:font-size-complex="16pt"/>
    </style:style>
    <style:style style:name="P11" style:family="paragraph" style:parent-style-name="Standard">
      <style:text-properties fo:font-size="16pt" officeooo:rsid="000b5f49" officeooo:paragraph-rsid="000b5f49" style:font-size-asian="16pt" style:font-size-complex="16pt"/>
    </style:style>
    <style:style style:name="P12" style:family="paragraph" style:parent-style-name="Standard">
      <style:text-properties fo:font-size="16pt" officeooo:rsid="0009571b" officeooo:paragraph-rsid="0013480b" style:font-size-asian="16pt" style:font-size-complex="16pt"/>
    </style:style>
    <style:style style:name="P13" style:family="paragraph" style:parent-style-name="Standard">
      <style:text-properties officeooo:rsid="0014e1ca" officeooo:paragraph-rsid="0014e1ca"/>
    </style:style>
    <style:style style:name="P14" style:family="paragraph" style:parent-style-name="Standard">
      <style:text-properties officeooo:paragraph-rsid="0014e1ca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ff" loext:opacity="100%" style:font-name="Consolas" fo:font-size="9.5pt" style:font-size-asian="9.5pt" fo:background-color="#ffffff"/>
    </style:style>
    <style:style style:name="T3" style:family="text">
      <style:text-properties fo:color="#0000ff" loext:opacity="100%" style:font-name="Consolas" fo:font-size="9.5pt" fo:background-color="#ffffff" loext:char-shading-value="0" style:font-size-asian="9.5pt"/>
    </style:style>
    <style:style style:name="T4" style:family="text">
      <style:text-properties fo:color="#0000ff" loext:opacity="100%" style:font-name="Consolas" fo:font-size="9.5pt" loext:char-shading-value="0" style:font-size-asian="9.5pt" fo:background-color="#ffffff"/>
    </style:style>
    <style:style style:name="T5" style:family="text">
      <style:text-properties fo:color="#000000" loext:opacity="100%" style:font-name="Consolas" fo:font-size="9.5pt" style:font-size-asian="9.5pt"/>
    </style:style>
    <style:style style:name="T6" style:family="text">
      <style:text-properties fo:color="#000000" loext:opacity="100%" style:font-name="Consolas" fo:font-size="9.5pt" style:font-size-asian="9.5pt" fo:background-color="#ffffff"/>
    </style:style>
    <style:style style:name="T7" style:family="text">
      <style:text-properties fo:color="#000000" loext:opacity="100%" style:font-name="Consolas" fo:font-size="9.5pt" fo:background-color="#ffffff" loext:char-shading-value="0" style:font-size-asian="9.5pt"/>
    </style:style>
    <style:style style:name="T8" style:family="text">
      <style:text-properties fo:color="#000000" loext:opacity="100%" style:font-name="Consolas" fo:font-size="9.5pt" officeooo:rsid="0009571b" fo:background-color="#ffffff" loext:char-shading-value="0" style:font-size-asian="9.5pt"/>
    </style:style>
    <style:style style:name="T9" style:family="text">
      <style:text-properties fo:color="#808080" loext:opacity="100%" style:font-name="Consolas" fo:font-size="9.5pt" fo:background-color="#ffffff" loext:char-shading-value="0" style:font-size-asian="9.5pt"/>
    </style:style>
    <style:style style:name="T10" style:family="text">
      <style:text-properties fo:color="#808080" loext:opacity="100%" style:font-name="Consolas" fo:font-size="9.5pt" style:font-size-asian="9.5pt" fo:background-color="#ffffff"/>
    </style:style>
    <style:style style:name="T11" style:family="text">
      <style:text-properties fo:color="#ff0000" loext:opacity="100%" style:font-name="Consolas" fo:font-size="9.5pt" fo:background-color="#ffffff" loext:char-shading-value="0" style:font-size-asian="9.5pt"/>
    </style:style>
    <style:style style:name="T12" style:family="text">
      <style:text-properties fo:color="#ff0000" loext:opacity="100%" style:font-name="Consolas" fo:font-size="9.5pt" style:font-size-asian="9.5pt" fo:background-color="#ffffff"/>
    </style:style>
    <style:style style:name="T13" style:family="text">
      <style:text-properties officeooo:rsid="0009571b"/>
    </style:style>
    <style:style style:name="T14" style:family="text">
      <style:text-properties officeooo:rsid="000c509d"/>
    </style:style>
    <style:style style:name="T15" style:family="text">
      <style:text-properties officeooo:rsid="00119b7c"/>
    </style:style>
    <style:style style:name="T16" style:family="text">
      <style:text-properties fo:color="#ff00ff" loext:opacity="100%" style:font-name="Consolas" fo:font-size="9.5pt" style:font-size-asian="9.5pt" fo:background-color="#ffffff"/>
    </style:style>
    <style:style style:name="T17" style:family="text">
      <style:text-properties officeooo:rsid="0013480b"/>
    </style:style>
    <style:style style:name="T18" style:family="text">
      <style:text-properties fo:font-variant="normal" fo:text-transform="none" fo:color="#dcddde" loext:opacity="100%" style:font-name="Whitney" fo:font-size="9.60000038146973pt" fo:letter-spacing="normal" fo:font-style="normal" fo:font-weight="normal"/>
    </style:style>
    <style:style style:name="T19" style:family="text">
      <style:text-properties officeooo:rsid="0014e1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emière parite</text:p>
      <text:p text:style-name="P4">1 :</text:p>
      <text:p text:style-name="P4"><text:span text:style-name="T1">select</text:span><text:span text:style-name="T5"> Nom_Editeur </text:span></text:p>
      <text:p text:style-name="P4"><text:span text:style-name="T1">from</text:span><text:span text:style-name="T5"> Editeur </text:span></text:p>
      <text:p text:style-name="P4"><text:span text:style-name="T1">order</text:span><text:span text:style-name="T5"> </text:span><text:span text:style-name="T1">by</text:span><text:span text:style-name="T5"> Nom_Editeur </text:span><text:span text:style-name="T1">asc</text:span></text:p>
      <text:p text:style-name="P4">2 :</text:p>
      <text:p text:style-name="P4"><text:span text:style-name="T1">select</text:span><text:span text:style-name="T5"> Titre_Album </text:span></text:p>
      <text:p text:style-name="P4"><text:span text:style-name="T1">from</text:span><text:span text:style-name="T5"> Album </text:span></text:p>
      <text:p text:style-name="P4"><text:span text:style-name="T1">order</text:span><text:span text:style-name="T5"> </text:span><text:span text:style-name="T1">by</text:span><text:span text:style-name="T5"> Titre_Album </text:span><text:span text:style-name="T1">desc</text:span></text:p>
      <text:p text:style-name="P1">3 :</text:p>
      <text:p text:style-name="P1"><text:span text:style-name="T2">select</text:span><text:span text:style-name="T6"> </text:span><text:span text:style-name="T2">distinct</text:span><text:span text:style-name="T6"> Prénom_Musicien</text:span></text:p>
      <text:p text:style-name="Standard"><text:span text:style-name="T2">from</text:span><text:span text:style-name="T6"> Musicien</text:span></text:p>
      <text:p text:style-name="P1"><text:span text:style-name="T2">order</text:span><text:span text:style-name="T6"> </text:span><text:span text:style-name="T2">by</text:span><text:span text:style-name="T6"> Prénom_Musicien </text:span><text:span text:style-name="T2">asc</text:span></text:p>
      <text:p text:style-name="P4">4 :</text:p>
      <text:p text:style-name="P4"><text:span text:style-name="T3">select</text:span><text:span text:style-name="T7"> Titre_Oeuvre </text:span></text:p>
      <text:p text:style-name="P4"><text:span text:style-name="T3">from</text:span><text:span text:style-name="T7"> Oeuvre </text:span></text:p>
      <text:p text:style-name="P4"><text:span text:style-name="T3">where</text:span><text:span text:style-name="T7"> Titre_Oeuvre</text:span><text:span text:style-name="T9">=</text:span><text:span text:style-name="T11">'hiver'</text:span></text:p>
      <text:p text:style-name="P7"><text:span text:style-name="T13">5 :</text:span></text:p>
      <text:p text:style-name="P7"><text:span text:style-name="T3">select</text:span><text:span text:style-name="T7"> Titre </text:span></text:p>
      <text:p text:style-name="P7"><text:span text:style-name="T3">from</text:span><text:span text:style-name="T7"> Enregistrement </text:span></text:p>
      <text:p text:style-name="P7"><text:span text:style-name="T3">where</text:span><text:span text:style-name="T7"> Durée_Seconde</text:span><text:span text:style-name="T9">&gt;</text:span><text:span text:style-name="T7">600000 </text:span></text:p>
      <text:p text:style-name="P7"><text:span text:style-name="T3">order</text:span><text:span text:style-name="T7"> </text:span><text:span text:style-name="T3">by</text:span><text:span text:style-name="T7"> Titre </text:span><text:span text:style-name="T3">asc</text:span><text:span text:style-name="T8"> </text:span></text:p>
      <text:p text:style-name="P11">Deuxième parie</text:p>
      <text:p text:style-name="P4"><text:span text:style-name="T14">1</text:span> :</text:p>
      <text:p text:style-name="P4"><text:span text:style-name="T3">select</text:span><text:span text:style-name="T7"> Nom_Editeur </text:span></text:p>
      <text:p text:style-name="P4"><text:span text:style-name="T3">from</text:span><text:span text:style-name="T7"> Editeur </text:span></text:p>
      <text:p text:style-name="P4"><text:span text:style-name="T3">where </text:span><text:span text:style-name="T9">(</text:span><text:span text:style-name="T7">Nom_Editeur</text:span><text:span text:style-name="T9">&lt;</text:span><text:span text:style-name="T7"> </text:span><text:span text:style-name="T11">'S'</text:span><text:span text:style-name="T9">)</text:span><text:span text:style-name="T7"> </text:span><text:span text:style-name="T9">and</text:span><text:span text:style-name="T3"> </text:span><text:span text:style-name="T9">(</text:span><text:span text:style-name="T7">Nom_Editeur</text:span><text:span text:style-name="T9">&gt;</text:span><text:span text:style-name="T7"> </text:span><text:span text:style-name="T11">'Q'</text:span><text:span text:style-name="T9">)</text:span></text:p>
      <text:p text:style-name="P4"><text:span text:style-name="T14">2 :</text:span></text:p>
      <text:p text:style-name="P4"><text:span text:style-name="T4">select</text:span><text:span text:style-name="T6"> Nom_Editeur </text:span></text:p>
      <text:p text:style-name="Standard"><text:span text:style-name="T2">from</text:span><text:span text:style-name="T6"> Editeur </text:span></text:p>
      <text:p text:style-name="P4"><text:span text:style-name="T2">where </text:span><text:span text:style-name="T10">(</text:span><text:span text:style-name="T6">Nom_Editeur</text:span><text:span text:style-name="T10">&gt;</text:span><text:span text:style-name="T12">'Q'</text:span><text:span text:style-name="T10">)and(</text:span><text:span text:style-name="T6">Nom_Editeur</text:span><text:span text:style-name="T10">&lt;</text:span><text:span text:style-name="T12">'R'</text:span><text:span text:style-name="T10">)or(</text:span><text:span text:style-name="T6">Nom_Editeur</text:span><text:span text:style-name="T10">&gt;</text:span><text:span text:style-name="T12">'C'</text:span><text:span text:style-name="T10">)and(</text:span><text:span text:style-name="T6">Nom_Editeur</text:span><text:span text:style-name="T10">&lt;</text:span><text:span text:style-name="T12">'D'</text:span><text:span text:style-name="T10">)</text:span></text:p>
      <text:p text:style-name="P7"><text:span text:style-name="T13">3 :</text:span></text:p>
      <text:p text:style-name="P7"><text:span text:style-name="T2">select</text:span><text:span text:style-name="T6"> Nom_Musicien</text:span></text:p>
      <text:p text:style-name="Standard"><text:span text:style-name="T2">from</text:span><text:span text:style-name="T6"> Musicien</text:span></text:p>
      <text:p text:style-name="P5"><text:span text:style-name="T2">where </text:span><text:span text:style-name="T10">(</text:span><text:span text:style-name="T6">Nom_Musicien</text:span><text:span text:style-name="T10">&gt;</text:span><text:span text:style-name="T12">'O'</text:span><text:span text:style-name="T10">)and(</text:span><text:span text:style-name="T6">Nom_Musicien</text:span><text:span text:style-name="T10">&lt;</text:span><text:span text:style-name="T12">'T'</text:span><text:span text:style-name="T10">)</text:span></text:p>
      <text:p text:style-name="P1"><text:span text:style-name="T14">4</text:span> :</text:p>
      <text:p text:style-name="P1"><text:span text:style-name="T2">select</text:span><text:span text:style-name="T6"> Nom_Musicien</text:span></text:p>
      <text:p text:style-name="Standard"><text:span text:style-name="T2">from</text:span><text:span text:style-name="T6"> Musicien</text:span></text:p>
      <text:p text:style-name="P1"><text:span text:style-name="T2">where</text:span><text:span text:style-name="T6"> Nom_Musicien </text:span><text:span text:style-name="T10">LIKE</text:span><text:span text:style-name="T6"> </text:span><text:span text:style-name="T12">'%rs%'</text:span></text:p>
      <text:p text:style-name="P2"><text:span text:style-name="T14">5</text:span> :</text:p>
      <text:p text:style-name="P2"><text:span text:style-name="T2">select</text:span><text:span text:style-name="T6"> Nom_Musicien</text:span></text:p>
      <text:p text:style-name="Standard"><text:span text:style-name="T2">from</text:span><text:span text:style-name="T6"> Musicien</text:span></text:p>
      <text:p text:style-name="P2"><text:span text:style-name="T2">where</text:span><text:span text:style-name="T6"> </text:span><text:span text:style-name="T10">LEFT(RIGHT(</text:span><text:span text:style-name="T6">Nom_Musicien</text:span><text:span text:style-name="T10">,</text:span><text:span text:style-name="T6">3</text:span><text:span text:style-name="T10">),</text:span><text:span text:style-name="T6">2</text:span><text:span text:style-name="T10">)=</text:span><text:span text:style-name="T12">'rs'</text:span></text:p>
      <text:p text:style-name="P2"><text:span text:style-name="T14">6</text:span> :</text:p>
      <text:p text:style-name="P2"><text:span text:style-name="T2">select</text:span><text:span text:style-name="T6"> Nom_Musicien</text:span></text:p>
      <text:p text:style-name="Standard"><text:span text:style-name="T2">from</text:span><text:span text:style-name="T6"> Musicien</text:span></text:p>
      <text:p text:style-name="P2"><text:span text:style-name="T2">where</text:span><text:span text:style-name="T6"> </text:span><text:span text:style-name="T10">RIGHT(</text:span><text:span text:style-name="T6">Nom_Musicien</text:span><text:span text:style-name="T10">,</text:span><text:span text:style-name="T6">4</text:span><text:span text:style-name="T10">)=</text:span><text:span text:style-name="T12">'rson'</text:span></text:p>
      <text:p text:style-name="P2"><text:span text:style-name="T14">7</text:span> :</text:p>
      <text:p text:style-name="P2"><text:span text:style-name="T2">select</text:span><text:span text:style-name="T6"> </text:span><text:span text:style-name="T10">*</text:span><text:span text:style-name="T6"> </text:span></text:p>
      <text:p text:style-name="Standard"><text:span text:style-name="T2">from</text:span><text:span text:style-name="T6"> Musicien </text:span></text:p>
      <text:p text:style-name="P2"><text:span text:style-name="T2">where </text:span><text:span text:style-name="T10">(</text:span><text:span text:style-name="T6">Nom_Musicien </text:span><text:span text:style-name="T10">like</text:span><text:span text:style-name="T6"> </text:span><text:span text:style-name="T12">'%rs__'</text:span><text:span text:style-name="T10">)</text:span></text:p>
      <text:p text:style-name="P2"><text:span text:style-name="T14">8</text:span> :</text:p>
      <text:p text:style-name="P2"><text:span text:style-name="T2">select</text:span><text:span text:style-name="T6"> </text:span><text:span text:style-name="T10">*</text:span><text:span text:style-name="T6"> </text:span></text:p>
      <text:p text:style-name="Standard"><text:span text:style-name="T2">from</text:span><text:span text:style-name="T6"> Musicien </text:span></text:p>
      <text:p text:style-name="P2"><text:span text:style-name="T2">where </text:span><text:span text:style-name="T10">(</text:span><text:span text:style-name="T6">Nom_Musicien </text:span><text:span text:style-name="T10">like</text:span><text:span text:style-name="T6"> </text:span><text:span text:style-name="T12">'%rs__'</text:span><text:span text:style-name="T10">)</text:span><text:span text:style-name="T6"> </text:span><text:span text:style-name="T10">and</text:span><text:span text:style-name="T6"> Année_Naissance</text:span><text:span text:style-name="T10">&gt;</text:span><text:span text:style-name="T6">1950</text:span></text:p>
      <text:p text:style-name="P2"><text:span text:style-name="T14">9</text:span> :</text:p>
      <text:p text:style-name="P2"><text:span text:style-name="T2">select</text:span><text:span text:style-name="T6"> </text:span><text:span text:style-name="T10">*</text:span><text:span text:style-name="T6"> </text:span></text:p>
      <text:p text:style-name="Standard"><text:span text:style-name="T2">from</text:span><text:span text:style-name="T6"> Musicien </text:span></text:p>
      <text:p text:style-name="Standard"><text:span text:style-name="T2">where </text:span><text:span text:style-name="T10">(</text:span><text:span text:style-name="T6">Nom_Musicien </text:span><text:span text:style-name="T10">like</text:span><text:span text:style-name="T6"> </text:span><text:span text:style-name="T12">'%rs__'</text:span><text:span text:style-name="T10">)</text:span><text:span text:style-name="T6"> </text:span><text:span text:style-name="T10">or</text:span><text:span text:style-name="T6"> Année_Naissance</text:span><text:span text:style-name="T10">&gt;</text:span><text:span text:style-name="T6">1950</text:span></text:p>
      <text:p text:style-name="P2"/>
      <text:p text:style-name="P2"><text:soft-page-break/><text:span text:style-name="T14">10</text:span> :</text:p>
      <text:p text:style-name="P2"><text:span text:style-name="T2">select</text:span><text:span text:style-name="T6"> </text:span><text:span text:style-name="T10">*</text:span><text:span text:style-name="T6"> </text:span></text:p>
      <text:p text:style-name="Standard"><text:span text:style-name="T2">from</text:span><text:span text:style-name="T6"> Musicien </text:span></text:p>
      <text:p text:style-name="P2"><text:span text:style-name="T2">where</text:span><text:span text:style-name="T6"> Année_Naissance</text:span><text:span text:style-name="T10">&gt;</text:span><text:span text:style-name="T6">1600 </text:span><text:span text:style-name="T10">and</text:span><text:span text:style-name="T6"> Année_Naissance</text:span><text:span text:style-name="T10">&lt;</text:span><text:span text:style-name="T6">1701 </text:span></text:p>
      <text:p text:style-name="P10">Troisième Party</text:p>
      <text:p text:style-name="P2"><text:span text:style-name="T14">1</text:span> :</text:p>
      <text:p text:style-name="P2"><text:span text:style-name="T2">select</text:span><text:span text:style-name="T6"> Nom_Editeur</text:span></text:p>
      <text:p text:style-name="P2"><text:span text:style-name="T2">from</text:span><text:span text:style-name="T6"> Editeur</text:span></text:p>
      <text:p text:style-name="P2"><text:span text:style-name="T15">2</text:span> :</text:p>
      <text:p text:style-name="P2"><text:span text:style-name="T2">select</text:span><text:span text:style-name="T6"> Durée_Seconde</text:span></text:p>
      <text:p text:style-name="Standard"><text:span text:style-name="T2">from</text:span><text:span text:style-name="T6"> Enregistrement</text:span></text:p>
      <text:p text:style-name="P2"><text:span text:style-name="T2">where</text:span><text:span text:style-name="T6"> Durée_Seconde</text:span><text:span text:style-name="T10">&gt;</text:span><text:span text:style-name="T6">600000</text:span></text:p>
      <text:p text:style-name="P9">3 :</text:p>
      <text:p text:style-name="P9"><text:span text:style-name="T2">select</text:span><text:span text:style-name="T6"> </text:span><text:span text:style-name="T16">max</text:span><text:span text:style-name="T10">(</text:span><text:span text:style-name="T6">Durée_Seconde</text:span><text:span text:style-name="T10">),</text:span><text:span text:style-name="T16">min</text:span><text:span text:style-name="T10">(</text:span><text:span text:style-name="T6">Durée_Seconde</text:span><text:span text:style-name="T10">)</text:span></text:p>
      <text:p text:style-name="P9"><text:span text:style-name="T2">from</text:span><text:span text:style-name="T6"> Enregistrement</text:span></text:p>
      <text:p text:style-name="P9">4:</text:p>
      <text:p text:style-name="P9"><text:span text:style-name="T2">select</text:span><text:span text:style-name="T6"> </text:span><text:span text:style-name="T16">sum</text:span><text:span text:style-name="T10">(</text:span><text:span text:style-name="T6">Durée_Seconde</text:span><text:span text:style-name="T10">/</text:span><text:span text:style-name="T6">60000</text:span><text:span text:style-name="T10">)</text:span></text:p>
      <text:p text:style-name="P9"><text:span text:style-name="T2">from</text:span><text:span text:style-name="T6"> Enregistrement</text:span></text:p>
      <text:p text:style-name="P9">5 :</text:p>
      <text:p text:style-name="P9"><text:span text:style-name="T2">select</text:span><text:span text:style-name="T6"> </text:span><text:span text:style-name="T16">sum</text:span><text:span text:style-name="T10">(</text:span><text:span text:style-name="T6">Prix</text:span><text:span text:style-name="T10">)</text:span></text:p>
      <text:p text:style-name="P9"><text:span text:style-name="T2">from</text:span><text:span text:style-name="T6"> Enregistrement</text:span></text:p>
      <text:p text:style-name="P12"><text:span text:style-name="T17">Quatrième partie</text:span></text:p>
      <text:p text:style-name="P6"><text:span text:style-name="T17">1</text:span> :</text:p>
      <text:p text:style-name="P6"><text:span text:style-name="T2">select</text:span><text:span text:style-name="T6"> Libellé_type</text:span></text:p>
      <text:p text:style-name="Standard"><text:span text:style-name="T2">from</text:span><text:span text:style-name="T6"> Type_Morceaux</text:span></text:p>
      <text:p text:style-name="Standard"><text:span text:style-name="T2">order</text:span><text:span text:style-name="T6"> </text:span><text:span text:style-name="T2">by</text:span><text:span text:style-name="T6"> Libellé_type </text:span><text:span text:style-name="T2">asc</text:span></text:p>
      <text:p text:style-name="P6"><text:span text:style-name="T17">2</text:span> :</text:p>
      <text:p text:style-name="P6"><text:span text:style-name="T2">select</text:span><text:span text:style-name="T6"> Nom_Musicien</text:span></text:p>
      <text:p text:style-name="Standard"><text:span text:style-name="T2">from</text:span><text:span text:style-name="T6"> Musicien</text:span></text:p>
      <text:p text:style-name="P6"><text:span text:style-name="T2">where</text:span><text:span text:style-name="T6"> Année_Naissance</text:span><text:span text:style-name="T10">=</text:span><text:span text:style-name="T6">1930 </text:span><text:span text:style-name="T10">and</text:span><text:span text:style-name="T2"> </text:span><text:span text:style-name="T10">(</text:span><text:span text:style-name="T6">Nom_Musicien</text:span><text:span text:style-name="T10">&gt;</text:span><text:span text:style-name="T12">'B'</text:span><text:span text:style-name="T10">)and(</text:span><text:span text:style-name="T6">Nom_Musicien</text:span><text:span text:style-name="T10">&lt;</text:span><text:span text:style-name="T12">'C'</text:span><text:span text:style-name="T10">)</text:span></text:p>
      <text:p text:style-name="P6"><text:span text:style-name="T17">3</text:span> :</text:p>
      <text:p text:style-name="P6"><text:span text:style-name="T2">select</text:span><text:span text:style-name="T6"> Nom_Musicien</text:span><text:span text:style-name="T10">,</text:span><text:span text:style-name="T6">Prénom_Musicien</text:span></text:p>
      <text:p text:style-name="Standard"><text:span text:style-name="T2">from</text:span><text:span text:style-name="T6"> Musicien</text:span></text:p>
      <text:p text:style-name="P6"><text:span text:style-name="T2">where</text:span><text:span text:style-name="T6"> Année_Naissance</text:span><text:span text:style-name="T10">=</text:span><text:span text:style-name="T6">1900 </text:span><text:span text:style-name="T10">or</text:span><text:span text:style-name="T6"> Année_Naissance</text:span><text:span text:style-name="T10">=</text:span><text:span text:style-name="T6">1920 </text:span><text:span text:style-name="T10">or</text:span><text:span text:style-name="T6"> Année_Naissance</text:span><text:span text:style-name="T10">=</text:span><text:span text:style-name="T6">1930</text:span></text:p>
      <text:p text:style-name="P6"><text:span text:style-name="T17">4</text:span> :</text:p>
      <text:p text:style-name="P6"><text:span text:style-name="T2">select</text:span><text:span text:style-name="T6"> Nom_Musicien</text:span><text:span text:style-name="T10">,</text:span><text:span text:style-name="T6">Prénom_Musicien</text:span></text:p>
      <text:p text:style-name="Standard"><text:span text:style-name="T2">from</text:span><text:span text:style-name="T6"> Musicien</text:span></text:p>
      <text:p text:style-name="P6"><text:span text:style-name="T2">where</text:span><text:span text:style-name="T6"> Année_Mort </text:span><text:span text:style-name="T10">is</text:span><text:span text:style-name="T6"> </text:span><text:span text:style-name="T10">null</text:span></text:p>
      <text:p text:style-name="P6"><text:span text:style-name="T17">5</text:span> :</text:p>
      <text:p text:style-name="P6"><text:span text:style-name="T2">select</text:span><text:span text:style-name="T6"> Nom_Musicien</text:span><text:span text:style-name="T10">,</text:span><text:span text:style-name="T6">Prénom_Musicien</text:span></text:p>
      <text:p text:style-name="Standard"><text:span text:style-name="T2">from</text:span><text:span text:style-name="T6"> Musicien</text:span></text:p>
      <text:p text:style-name="P6"><text:span text:style-name="T2">where</text:span><text:span text:style-name="T6"> Année_Mort </text:span><text:span text:style-name="T10">is</text:span><text:span text:style-name="T6"> </text:span><text:span text:style-name="T10">null</text:span><text:span text:style-name="T6"> </text:span><text:span text:style-name="T10">and</text:span><text:span text:style-name="T6"> Année_Naissance </text:span><text:span text:style-name="T10">is</text:span><text:span text:style-name="T6"> </text:span><text:span text:style-name="T10">not</text:span><text:span text:style-name="T6"> </text:span><text:span text:style-name="T10">null</text:span></text:p>
      <text:p text:style-name="P14"><text:span text:style-name="T19">6 :</text:span></text:p>
      <text:p text:style-name="P14"><text:span text:style-name="T2">select</text:span><text:span text:style-name="T6"> Titre_Oeuvre </text:span></text:p>
      <text:p text:style-name="Standard"><text:span text:style-name="T2">from</text:span><text:span text:style-name="T6"> Oeuvre </text:span></text:p>
      <text:p text:style-name="Standard"><text:span text:style-name="T2">where</text:span><text:span text:style-name="T6"> Tonalité </text:span><text:span text:style-name="T10">=</text:span><text:span text:style-name="T6"> </text:span><text:span text:style-name="T12">'sol mineur'</text:span><text:span text:style-name="T6"> </text:span></text:p>
      <text:p text:style-name="P14"><text:span text:style-name="T2">order</text:span><text:span text:style-name="T6"> </text:span><text:span text:style-name="T2">by</text:span><text:span text:style-name="T6"> Titre_Oeuvre </text:span><text:span text:style-name="T2">asc</text:span><text:span text:style-name="T6"> </text:span></text:p>
      <text:p text:style-name="P13">7 :</text:p>
      <text:p text:style-name="P6"><text:span text:style-name="T2">select</text:span><text:span text:style-name="T6"> Titre_oeuvre</text:span></text:p>
      <text:p text:style-name="Standard"><text:span text:style-name="T2">from</text:span><text:span text:style-name="T6"> Oeuvre</text:span></text:p>
      <text:p text:style-name="P6"><text:span text:style-name="T2">where</text:span><text:span text:style-name="T6"> Titre_oeuvre </text:span><text:span text:style-name="T10">like</text:span><text:span text:style-name="T12">'%sonate%'</text:span>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1T09:47:09.335000000</meta:creation-date>
    <dc:date>2020-10-07T17:55:03.752000000</dc:date>
    <meta:editing-duration>PT34M36S</meta:editing-duration>
    <meta:editing-cycles>5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110" meta:word-count="269" meta:character-count="2079" meta:non-whitespace-character-count="1893"/>
  </office:meta>
</office:document-meta>
</file>